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01_09-35-38_000.jpg</text:p>
          </table:table-cell>
          <table:table-cell table:style-name="ce1" office:value-type="string">
            <text:p>:m music / 楽譜メモ / kb / et-20 / hs / canon pachellbel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5-01_08-01-1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5-01_08-01-0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5-01_08-01-0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5-01_08-00-5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5-01_08-00-5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4-30_23-17-3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4-30_23-17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4-30_23-17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4-30_23-17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4-30_23-17-0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4-30_19-47-3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30_18-41-18_000.jpg</text:p>
          </table:table-cell>
          <table:table-cell table:style-name="ce1" office:value-type="string">
            <text:p>:m music / 楽譜メモ / kb / bh-7 / trill / adjacent fingers / 5-4 3-4 3-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30_15-09-14_000.jpg</text:p>
          </table:table-cell>
          <table:table-cell table:style-name="ce1" office:value-type="string">
            <text:p>:m music / 楽譜メモ / kb / h-13,v-2 / k=C t=90 span,different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4-30_15-09-10_000.jpg</text:p>
          </table:table-cell>
          <table:table-cell office:value-type="string">
            <text:p>:m music / log / kb / done / N+ / 201704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2017/05/01</text:date>, <text:time>10:15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0:15:00.49</dc:date>
    <dc:creator>岩淵 謙</dc:creator>
    <meta:generator>OpenOffice/4.1.3$Win32 OpenOffice.org_project/413m1$Build-9783</meta:generator>
    <meta:editing-duration>PT11M35S</meta:editing-duration>
    <meta:editing-cycles>3</meta:editing-cycles>
    <meta:document-statistic meta:table-count="1" meta:cell-count="48" meta:object-count="0"/>
  </office:meta>
</office:document-meta>
</file>